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60ed9"/>
    </style:style>
    <style:style style:name="P2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4pt" officeooo:paragraph-rsid="00160ed9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officeooo:paragraph-rsid="001803ea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1db74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1803ea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181917" style:font-size-asian="18pt" style:font-weight-asian="bold" style:font-size-complex="18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officeooo:rsid="0019571e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60ed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803ea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81917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9571e" style:font-size-asian="12pt" style:font-weight-asian="bold" style:font-size-complex="12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umber_and_name5"/><text:span text:style-name="T17">Independent Candidate’s Entitlement to Place on Ballot</text:span><text:span text:style-name="T16">.</text:span><text:line-break/><text:span text:style-name="T5">Texas Election Code</text:span><text:span text:style-name="T10">, </text:span><text:span text:style-name="T6">Title 11, </text:span><text:bookmark text:name="number_and_name"/><text:span text:style-name="T5">Sec</text:span><text:span text:style-name="T6">tion</text:span><text:span text:style-name="T5"> 19</text:span><text:span text:style-name="T7">2</text:span><text:span text:style-name="T5">.0</text:span><text:span text:style-name="T8">3</text:span><text:span text:style-name="T9">2</text:span><text:span text:style-name="T10">. </text:span><text:span text:style-name="T11">https://texas.public.law/statutes/tex._election_code_section_19</text:span><text:span text:style-name="T13">2</text:span><text:span text:style-name="T11">.0</text:span><text:span text:style-name="T14">3</text:span><text:span text:style-name="T15">2</text:span></text:h>
      <text:p text:style-name="P5"><text:line-break/><text:span text:style-name="T4">(a)<text:tab/></text:span><text:span text:style-name="T2">To be entitled</text:span><text:span text:style-name="T4"> </text:span><text:span text:style-name="T2">to a place on the general election ballot</text:span><text:span text:style-name="T4">, </text:span><text:span text:style-name="T2">an independent candidate for president</text:span><text:span text:style-name="T4"> of the United States </text:span><text:span text:style-name="T2">must make an application</text:span><text:span text:style-name="T4"> for a place on the ballot.<text:line-break/><text:line-break/>(b)<text:tab/></text:span><text:span text:style-name="T2">An application must</text:span><text:span text:style-name="T4">:<text:line-break/><text:tab/>(1) comply with Section 141.031 (General Requirements for Application), except that:<text:line-break/><text:tab/><text:tab/>(A) the application is not required to include a candidate’s occupation, length of residence, or statement that the candidate is aware of the nepotism law; and<text:line-break/><text:tab/><text:tab/>(B) the application must contain the applicable information required by Section 141.031 (General Requirements for Application)(a)(4) with respect to both the presidential candidate and the running mate;<text:line-break/><text:line-break/><text:tab/>(2) </text:span><text:span text:style-name="T2">state the names and residence addresses of presidential elector candidates in a number equal to the number of presidential electors that federal law allocates to the state</text:span><text:span text:style-name="T4">; and<text:line-break/><text:line-break/><text:tab/>(3) </text:span><text:span text:style-name="T2">be accompanied by</text:span><text:span text:style-name="T4">:<text:line-break/><text:tab/><text:tab/>(A) a petition that satisfies the requirements prescribed by Section 141.062 (Validity of Petition); and<text:line-break/><text:tab/><text:tab/>(B) </text:span><text:span text:style-name="T2">written statements signed by the vice-presidential candidate and each of the presidential elector candidates</text:span><text:span text:style-name="T4"> </text:span><text:span text:style-name="T2">indicating that each of them consents to be a candidate</text:span><text:span text:style-name="T4">.<text:line-break/><text:line-break/>(c)<text:tab/></text:span><text:span text:style-name="T2">The application must be filed with the secretary of state</text:span><text:span text:style-name="T4"> not later than the second Monday in May of the presidential election year.<text:line-break/><text:line-break/></text:span><text:soft-page-break/><text:span text:style-name="T18">(d)<text:tab/><text:tab/>The </text:span><text:span text:style-name="T19">minimum number of signatures that must appear on the petition</text:span><text:span text:style-name="T18"> </text:span><text:span text:style-name="T19">is one percent of the total vote received in the state</text:span><text:span text:style-name="T18"> by all candidates for president in the most recent presidential general election.</text:span><text:span text:style-name="T4"><text:line-break/><text:line-break/>(e)<text:tab/>A petition signer’s voter registration is not required to be in any particular territory.<text:line-break/><text:line-break/>(f)<text:tab/>The following statement must appear at the top of each page of the petition: “I did not vote this year in a presidential primary election.”<text:line-break/><text:line-break/>(g)<text:tab/>A signature on the petition is invalid if the signer:<text:line-break/><text:tab/>(1) signs the petition on or before the date of the presidential primary election in the presidential election year; or<text:line-break/><text:tab/>(2) voted in a presidential primary election during the presidential election year.<text:line-break/><text:line-break/>(h)<text:tab/>A candidate in a presidential primary election is ineligible to be an independent candidate for president or vice-president of the United States in the succeeding general election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ewart</meta:initial-creator>
    <meta:creation-date>2021-12-20T03:38:59.052390627</meta:creation-date>
    <dc:date>2021-12-22T22:55:07.843235094</dc:date>
    <dc:creator>Charles Stewart</dc:creator>
    <meta:editing-duration>PT14M54S</meta:editing-duration>
    <meta:editing-cycles>6</meta:editing-cycles>
    <meta:generator>LibreOffice/7.2.4.1$Linux_X86_64 LibreOffice_project/27d75539669ac387bb498e35313b970b7fe9c4f9</meta:generator>
    <meta:printed-by>Charles Stewart</meta:printed-by>
    <meta:print-date>2021-12-22T22:20:02.742400534</meta:print-date>
    <meta:document-statistic meta:table-count="0" meta:image-count="0" meta:object-count="0" meta:page-count="3" meta:paragraph-count="2" meta:word-count="358" meta:character-count="2350" meta:non-whitespace-character-count="1970"/>
  </office:meta>
</office:document-meta>
</file>